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067e" officeooo:paragraph-rsid="00295071"/>
    </style:style>
    <style:style style:name="P2" style:family="paragraph" style:parent-style-name="Standard">
      <style:text-properties officeooo:rsid="0009067e" officeooo:paragraph-rsid="0012dfd2"/>
    </style:style>
    <style:style style:name="P3" style:family="paragraph" style:parent-style-name="Standard">
      <style:text-properties officeooo:rsid="0009067e" officeooo:paragraph-rsid="0009067e"/>
    </style:style>
    <style:style style:name="T1" style:family="text">
      <style:text-properties officeooo:rsid="0012dfd2"/>
    </style:style>
    <style:style style:name="T2" style:family="text">
      <style:text-properties officeooo:rsid="00295071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://www.landscappebuilders.com/" text:style-name="Internet_20_link" text:visited-style-name="Visited_20_Internet_20_Link"><text:span text:style-name="T3">Construction company in chennai</text:span></text:a></text:p>
      <text:p text:style-name="P2"><text:a xlink:type="simple" xlink:href="http://www.landscappebuilders.com/" text:style-name="Internet_20_link" text:visited-style-name="Visited_20_Internet_20_Link">Construction company in chennai </text:a>– <text:a xlink:type="simple" xlink:href="http://www.landscappebuilders.com/" text:style-name="Internet_20_link" text:visited-style-name="Visited_20_Internet_20_Link"><text:span text:style-name="T1">Builders in Chennai</text:span></text:a></text:p>
      <text:p text:style-name="P3"/>
      <text:p text:style-name="P3">Make your dream structure come true. With the <text:a xlink:type="simple" xlink:href="http://www.landscappebuilders.com/" text:style-name="Internet_20_link" text:visited-style-name="Visited_20_Internet_20_Link">best builders in sholinganallur, chennai</text:a>. Landscappe builders - One of the leading construction company in chennai. <text:tab/></text:p>
      <text:p text:style-name="P3"/>
      <text:p text:style-name="P1">Construction company in chennai<text:span text:style-name="T2">, </text:span><text:a xlink:type="simple" xlink:href="http://www.landscappebuilders.com/" text:style-name="Internet_20_link" text:visited-style-name="Visited_20_Internet_20_Link">Builders in chennai</text:a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15:01:44.946176693</meta:creation-date>
    <dc:date>2016-07-23T14:35:59.034145626</dc:date>
    <meta:editing-duration>PT3H16M50S</meta:editing-duration>
    <meta:editing-cycles>18</meta:editing-cycles>
    <meta:generator>LibreOffice/5.1.3.2$Linux_X86_64 LibreOffice_project/10m0$Build-2</meta:generator>
    <meta:document-statistic meta:table-count="0" meta:image-count="0" meta:object-count="0" meta:page-count="1" meta:paragraph-count="4" meta:word-count="42" meta:character-count="301" meta:non-whitespace-character-count="258"/>
  </office:meta>
</office:document-meta>
</file>